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Обычный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Heading_20_2" text:outline-level="2">X</text:h>
      <text:p text:style-name="P2"/>
      <text:p text:style-name="Обычный">Прошло около двух недель. Жизнь в Марьине текла своим порядком: Аркадий сибаритствовал, Базаров работал. Все в доме привыкли к нему, к его небрежным манерам, к его немногосложным и отрывочным речам. Фенечка, в особенности, до того с ним освоилась, что однажды ночью велела разбудить его: с Митей сделались судороги; и он пришел и, по обыкновению полушутя, полузевая, просидел у ней часа два и помог ребенку. Зато Павел Петрович всеми силами души своей возненавидел Базарова: он считал его гордецом, нахалом, циником, плебеем; он подозревал, что Базаров не уважает его, что он едва ли не презирает его – его, Павла Кирсанова! Николай Петрович побаивался молодого «нигилиста» и сомневался в пользе его влияния на Аркадия; но он охотно его слушал, охотно присутствовал при его физических и химических опытах. Базаров привез с собой микроскоп и по целым часам с ним возился. Слуги также привязались к нему, хотя он над ними подтрунивал: они чувствовали, что он все-таки свой брат, не барин. Дуняша охотно с ним хихикала и искоса, значительно посматривала на него, пробегая мимо «перепелочкой»; Петр, человек до крайности самолюбивый и глупый, вечно с напряженными морщинами на лбу, человек, которого все достоинство состояло в том, что он глядел учтиво, читал по складам и часто чистил щеточкой свой сюртучок, – и тот ухмылялся и светлел, как только Базаров обращал на него внимание; дворовые мальчишки бегали за «дохтуром», как собачонки. Один старик Прокофьич не любил его, с угрюмым видом подавал ему за столом кушанья, называл его «живодером» и «прощелыгой» и уверял, что он с своими бакенбардами – настоящая свинья в кусте. Прокофьич, по-своему, был аристократ не хуже Павла Петровича.</text:p>
      <text:p text:style-name="Обычный">Наступили лучшие дни в году – первые дни июня. Погода стояла прекрасная; правда, издали грозилась опять холера, но жители …й губернии успели уже привыкнуть к ее посещениям. Базаров вставал очень рано и отправлялся версты за две, за три, не гулять – он прогулок без цели терпеть не мог, – а собирать травы, насекомых. Иногда он брал с собой Аркадия. На возвратном пути у них обыкновенно завязывался спор, и Аркадий обыкновенно оставался побежденным, хотя говорил больше своего товарища.</text:p>
      <text:p text:style-name="Обычный">Однажды они как-то долго замешкались; Николай Петрович вышел к ним навстречу в сад и, поравнявшись с беседкой, вдруг услышал быстрые шаги и голоса обоих молодых людей. Они шли по ту сторону беседки и не могли его видеть.</text:p>
      <text:p text:style-name="Обычный">– Ты отца недостаточно знаешь, – говорил Аркадий.</text:p>
      <text:p text:style-name="Обычный">Николай Петрович притаился.</text:p>
      <text:p text:style-name="Обычный">– Твой отец добрый малый, – промолвил Базаров, – но он человек отставной, его песенка спета.</text:p>
      <text:p text:style-name="Обычный">Николай Петрович приник ухом… Аркадий ничего не отвечал.</text:p>
      <text:p text:style-name="Обычный">«Отставной человек» постоял минуты две неподвижно и медленно поплелся домой.</text:p>
      <text:p text:style-name="Обычный">– Третьего дня, я смотрю, он Пушкина читает, – продолжал между тем Базаров. – Растолкуй ему, пожалуйста, что это никуда не годится. Ведь он не мальчик: пора бросить эту ерунду. И охота же быть романтиком в нынешнее время! Дай ему что-нибудь дельное почитать.</text:p>
      <text:p text:style-name="Обычный">– Что бы ему дать? – спросил Аркадий.</text:p>
      <text:p text:style-name="Обычный">– Да, я думаю, Бюхнерово «Stoff und Kraft» на первый случай.</text:p>
      <text:p text:style-name="Обычный">– Я сам так думаю, – заметил одобрительно Аркадий. – «Stoff und Kraft» написано популярным языком.</text:p>
      <text:p text:style-name="Обычный">– Вот как мы с тобой, – говорил в тот же день, после обеда Николай Петрович своему брату, сидя у него в кабинете: – в отставные люди попали, песенка наша спета. Что ж? Может быть, Базаров и прав; но мне, признаюсь, одно больно: я надеялся именно теперь тесно и дружески сойтись с Аркадием, а выходит, что я остался назади, он ушел вперед, и понять мы друг друга не можем.</text:p>
      <text:p text:style-name="Обычный">– Да почему он ушел вперед? И чем он от нас так уж очень отличается? – с <text:soft-page-break/>нетерпением воскликнул Павел Петрович. – Это все ему в голову синьор этот вбил, нигилист этот. Ненавижу я этого лекаришку; по-моему, он просто шарлатан; я уверен, что со всеми своими лягушками он и в физике недалеко ушел.</text:p>
      <text:p text:style-name="Обычный">– Нет, брат, ты этого не говори: Базаров умен и знающ.</text:p>
      <text:p text:style-name="Обычный">– И самолюбие какое противное, – перебил опять Павел Петрович.</text:p>
      <text:p text:style-name="Обычный">– Да, – заметил Николай Петрович, – он самолюбив. Но без этого, видно, нельзя; только вот чего я в толк не возьму. Кажется, я все делаю, чтобы не отстать от века: крестьян устроил, ферму завел, так что даже меня во всей губернии <text:span text:style-name="Основной_20_шрифт_20_абзаца"><text:span text:style-name="T1">красным</text:span></text:span> <text:s/>величают; читаю, учусь, вообще стараюсь стать в уровень с современными требованиями, – а они говорят, что песенка моя спета. Да что, брат, я сам начинаю думать, что она точно спета.</text:p>
      <text:p text:style-name="Обычный">– Это почему?</text:p>
      <text:p text:style-name="Обычный">– А вот почему. Сегодня я сижу да читаю Пушкина… помнится, «Цыгане» мне попались… Вдруг Аркадий подходит ко мне и молча, с этаким ласковым сожалением на лице, тихонько, как у ребенка, отнял у меня книгу и положил передо мной другую, немецкую… улыбнулся и ушел, и Пушкина унес.</text:p>
      <text:p text:style-name="Обычный">– Вот как! Какую же он книгу тебе дал?</text:p>
      <text:p text:style-name="Обычный">– Вот эту.</text:p>
      <text:p text:style-name="Обычный">И Николай Петрович вынул из заднего кармана сюртука пресловутую брошюру Бюхнера, девятого издания.</text:p>
      <text:p text:style-name="Обычный">Павел Петрович повертел ее в руках.</text:p>
      <text:p text:style-name="Обычный">– Гм! – промычал он. – Аркадий Николаевич заботится о твоем воспитании. Что ж, ты пробовал читать?</text:p>
      <text:p text:style-name="Обычный">– Пробовал.</text:p>
      <text:p text:style-name="Обычный">– Ну и что же?</text:p>
      <text:p text:style-name="Обычный">– Либо я глуп, либо это все – вздор. Должно быть, я глуп.</text:p>
      <text:p text:style-name="Обычный">– Да ты по-немецки не забыл? – спросил Павел Петрович.</text:p>
      <text:p text:style-name="Обычный">– Я по-немецки понимаю.</text:p>
      <text:p text:style-name="Обычный">Павел Петрович опять повертел книгу в руках и исподлобья взглянул на брата. Оба помолчали.</text:p>
      <text:p text:style-name="Обычный">– Да, кстати, – начал Николай Петрович, видимо желая переменить разговор. – Я получил письмо от Колязина.</text:p>
      <text:p text:style-name="Обычный">– От Матвея Ильича?</text:p>
      <text:p text:style-name="Обычный">– От него. Он приехал в*** ревизовать губернию. Он теперь в тузы вышел и пишет мне, что желает, по-родственному, повидаться с нами и приглашает нас с тобой и с Аркадием в город.</text:p>
      <text:p text:style-name="Обычный">– Ты поедешь? – спросил Павел Петрович.</text:p>
      <text:p text:style-name="Обычный">– Нет; а ты?</text:p>
      <text:p text:style-name="Обычный">– И я не поеду. Очень нужно тащиться за пятьдесят верст киселя есть. Mathieu хочет показаться нам во всей своей славе; черт с ним! будет с него губернского фимиама, обойдется без нашего. И велика важность, тайный советник! Если б я продолжал служить, тянуть эту глупую лямку, я бы теперь был генерал-адъютантом. Притом же мы с тобой отставные люди.</text:p>
      <text:p text:style-name="Обычный">– Да, брат; видно, пора гроб заказывать и ручки складывать крестом на груди, – заметил со вздохом Николай Петрович.</text:p>
      <text:p text:style-name="Обычный">– Ну, я так скоро не сдамся, – пробормотал его брат. – У нас еще будет схватка с этим лекарем, я это предчувствую.</text:p>
      <text:p text:style-name="Обычный">Схватка произошла в тот же день за вечерним чаем. Павел Петрович сошел в гостиную уже готовый к бою, раздраженный и решительный. Он ждал только предлога, чтобы накинуться на врага; но предлог долго не представлялся. Базаров вообще говорил мало в присутствии «старичков Кирсановых» (так он называл обоих братьев), а в тот вечер он чувствовал себя не в духе и молча выпивал чашку за чашкой. Павел Петрович весь горел нетерпением; его желания сбылись наконец.</text:p>
      <text:p text:style-name="Обычный"><text:soft-page-break/>Речь зашла об одном из соседних помещиков. «Дрянь, аристократишко», – равнодушно заметил Базаров, который встречался с ним в Петербурге.</text:p>
      <text:p text:style-name="Обычный">– Позвольте вас спросить, – начал Павел Петрович, и губы его задрожали, – по вашим понятиям слова: «дрянь» и «аристократ» одно и то же означают?</text:p>
      <text:p text:style-name="Обычный">– Я сказал: «аристократишко», – проговорил Базаров, лениво отхлебывая глоток чаю.</text:p>
      <text:p text:style-name="Обычный">– Точно так-с; но я полагаю, что * такого же мнения об аристократах, как и об аристократишках. Я считаю долгом объявить вам, что я этого мнения не разделяю. Смею сказать, меня все знают за человека либерального и любящего прогресс; но именно потому я уважаю аристократов – настоящих. Вспомните, милостивый государь (при этих словах Базаров поднял глаза на Павла Петровича), вспомните, милостивый государь, – повторил он с ожесточением, – английских аристократов. Они не уступают йоты от прав своих, и потому они уважают права других; они требуют исполнения обязанностей в отношении к ним, и потому они сами исполняют <text:span text:style-name="Основной_20_шрифт_20_абзаца"><text:span text:style-name="T1">свои</text:span></text:span> <text:s/>обязанности. Аристократия дала свободу Англии и поддерживает ее.</text:p>
      <text:p text:style-name="Обычный">– Слыхали мы эту песню много раз, – возразил Базаров, – но что * хотите этим доказать?</text:p>
      <text:p text:style-name="Обычный">– Я <text:span text:style-name="Основной_20_шрифт_20_абзаца"><text:span text:style-name="T1">эфтим</text:span></text:span> <text:s/>хочу доказать, милостивый государь (Павел Петрович, когда сердился, с намерением говорил: «эфтим» и «эфто», хотя очень хорошо знал, что подобных слов грамматика не допускает. В этой причуде сказывался остаток преданий Александровского времени. Тогдашние тузы в редких случаях, когда говорили на родном языке, употребляли одни – <text:span text:style-name="Основной_20_шрифт_20_абзаца"><text:span text:style-name="T1">эфто, </text:span></text:span><text:s/>другие – <text:span text:style-name="Основной_20_шрифт_20_абзаца"><text:span text:style-name="T1">эхто:</text:span></text:span> <text:s/>мы, мол, коренные русаки, и в то же время мы вельможи, которым позволяется пренебрегать школьными правилами), я <text:span text:style-name="Основной_20_шрифт_20_абзаца"><text:span text:style-name="T1">эфтим</text:span></text:span> <text:s/>хочу доказать, что без чувства собственного достоинства, без уважения к самому себе, – а в аристократе эти чувства развиты, – нет никакого прочного основания общественному… bien public… общественному зданию. Личность, милостивый государь, – вот главное; человеческая личность должна быть крепка, как скала, ибо на ней все строится. Я очень хорошо знаю, например, что * изволите находить смешными мои привычки, мой туалет, мою опрятность, наконец, но это все проистекает из чувства самоуважения, из чувства долга, да-с, да-с, долга. Я живу в деревне, в глуши, но я не роняю себя, я уважаю в себе человека.</text:p>
      <text:p text:style-name="Обычный">– Позвольте, Павел Петрович, – промолвил Базаров, – * вот уважаете себя и сидите сложа руки; какая ж от этого польза для bien public? * бы не уважали себя и то же бы делали.</text:p>
      <text:p text:style-name="Обычный">Павел Петрович побледнел.</text:p>
      <text:p text:style-name="Обычный">– Это совершенно другой вопрос. Мне вовсе не приходится объяснять вам теперь, почему я сижу сложа руки, как * изволите выражаться. Я хочу только сказать, что аристократизм – принсип, а без принсипов жить в наше время могут одни безнравственные или пустые люди. Я говорил это Аркадию на другой день его приезда и повторяю теперь вам. Не так ли, Николай?</text:p>
      <text:p text:style-name="Обычный">Николай Петрович кивнул головой.</text:p>
      <text:p text:style-name="Обычный">– Аристократизм, либерализм, прогресс, принципы, – говорил между тем Базаров, – подумаешь, сколько иностранных… и бесполезных слов! Русскому человеку они даром не нужны.</text:p>
      <text:p text:style-name="Обычный">– Что же ему нужно, по-вашему? Послушать вас, так мы находимся вне человечества, вне его законов. Помилуйте – логика истории требует…</text:p>
      <text:p text:style-name="Обычный">– Да на что нам эта логика? Мы и без нее обходимся.</text:p>
      <text:p text:style-name="Обычный">– Как так?</text:p>
      <text:p text:style-name="Обычный">– Да так же. *, я надеюсь, не нуждаетесь в логике для того, чтобы положить себе кусок хлеба в рот, когда * голодны. Куда нам до этих отвлеченностей!</text:p>
      <text:p text:style-name="Обычный">Павел Петрович взмахнул руками.</text:p>
      <text:p text:style-name="Обычный">– Я вас не понимаю после этого. * оскорбляете русский народ. Я не понимаю, как можно не признавать принсипов, правил! В силу чего же * действуете?</text:p>
      <text:p text:style-name="Обычный">– Я уже говорил вам, дядюшка, что мы не признаём авторитетов, – вмешался Аркадий.</text:p>
      <text:p text:style-name="Обычный">– Мы действуем в силу того, что мы признаём полезным, – промолвил Базаров. – В <text:soft-page-break/>теперешнее время полезнее всего отрицание – мы отрицаем.</text:p>
      <text:p text:style-name="Обычный">– Все?</text:p>
      <text:p text:style-name="Обычный">– Все.</text:p>
      <text:p text:style-name="Обычный">– Как? не только искусство, поэзию… но и… страшно вымолвить…</text:p>
      <text:p text:style-name="Обычный">– Все, – с невыразимым спокойствием повторил Базаров.</text:p>
      <text:p text:style-name="Обычный">Павел Петрович уставился на него. Он этого не ожидал, а Аркадий даже покраснел от удовольствия.</text:p>
      <text:p text:style-name="Обычный">– Однако позвольте, – заговорил Николай Петрович. – * все отрицаете, или, выражаясь точнее, * все разрушаете… Да ведь надобно же и строить.</text:p>
      <text:p text:style-name="Обычный">– Это уже не наше дело… Сперва нужно место расчистить.</text:p>
      <text:p text:style-name="Обычный">– Современное состояние народа этого требует, – с важностью прибавил Аркадий, – мы должны исполнять эти требования, мы не имеем права предаваться удовлетворению личного эгоизма.</text:p>
      <text:p text:style-name="Обычный">Эта последняя фраза, видимо, не понравилась Базарову; от нее веяло философией, то есть романтизмом, ибо Базаров и философию называл романтизмом; но он не почел за нужное опровергать своего молодого ученика.</text:p>
      <text:p text:style-name="Обычный">– Нет, нет! – воскликнул с внезапным порывом Павел Петрович, – я не хочу верить, что *, господа, точно знаете русский народ, что * представители его потребностей, его стремлений! Нет, русский народ не такой, каким * его воображаете. Он свято чтит предания, он – патриархальный, он не может жить без веры…</text:p>
      <text:p text:style-name="Обычный">– Я не стану против этого спорить, – перебил Базаров, – я даже готов согласиться, что в <text:span text:style-name="Основной_20_шрифт_20_абзаца"><text:span text:style-name="T1">этом</text:span></text:span> <text:s/>* правы.</text:p>
      <text:p text:style-name="Обычный">– А если я прав…</text:p>
      <text:p text:style-name="Обычный">– И все-таки это ничего не доказывает.</text:p>
      <text:p text:style-name="Обычный">– Именно ничего не доказывает, – повторил Аркадий с уверенностию опытного шахматного игрока, который предвидел опасный, по-видимому, ход противника и потому нисколько не смутился.</text:p>
      <text:p text:style-name="Обычный">– Как ничего не доказывает? – пробормотал изумленный Павел Петрович. – Стало быть, * идете против своего народа?</text:p>
      <text:p text:style-name="Обычный">– А хоть бы и так? – воскликнул Базаров. – Народ полагает, что когда гром гремит, это Илья пророк в колеснице по небу разъезжает. Что ж? Мне соглашаться с ним? Да притом – он русский, а разве я сам не русский?</text:p>
      <text:p text:style-name="Обычный">– Нет, * не русский после всего, что * сейчас сказали! Я вас за русского признать не могу.</text:p>
      <text:p text:style-name="Обычный">– Мой дед землю пахал, – с надменною гордостию отвечал Базаров. – Спросите любого из ваших же мужиков, в ком из нас – в вас или во мне – он скорее признает соотечественника. * и говорить-то с ним не умеете.</text:p>
      <text:p text:style-name="Обычный">– А * говорите с ним и презираете его в то же время.</text:p>
      <text:p text:style-name="Обычный">– Что ж, коли он заслуживает презрения! * порицаете мое направление, а кто вам сказал, что оно во мне случайно, что оно не вызвано тем самым народным духом, во имя которого * так ратуете?</text:p>
      <text:p text:style-name="Обычный">– Как же! Очень нужны нигилисты!</text:p>
      <text:p text:style-name="Обычный">– Нужны ли они или нет – не нам решать. Ведь и * считаете себя не бесполезным.</text:p>
      <text:p text:style-name="Обычный">– Господа, господа, пожалуйста, без личностей! – воскликнул Николай Петрович и приподнялся.</text:p>
      <text:p text:style-name="Обычный">Павел Петрович улыбнулся и, положив руку на плечо брату, заставил его снова сесть.</text:p>
      <text:p text:style-name="Обычный">– Не беспокойся, – промолвил он. – Я не позабудусь именно вследствие того чувства достоинства, над которым так жестоко трунит господин… господин доктор. Позвольте, – продолжал он, обращаясь снова к Базарову, – *, может быть, думаете, что ваше учение новость? Напрасно * это воображаете. Материализм, который * проповедуете, был уже не раз в ходу и всегда оказывался несостоятельным…</text:p>
      <text:p text:style-name="Обычный">– Опять иностранное слово! – перебил Базаров. Он начинал злиться, и лицо его <text:soft-page-break/>приняло какой-то медный и грубый цвет. – Во-первых, мы ничего не проповедуем; это не в наших привычках…</text:p>
      <text:p text:style-name="Обычный">– Что же * делаете?</text:p>
      <text:p text:style-name="Обычный">– А вот что мы делаем. Прежде, в недавнее еще время, мы говорили, что чиновники наши берут взятки, что у нас нет ни дорог, ни торговли, ни правильного суда…</text:p>
      <text:p text:style-name="Обычный">– Ну да, да, * обличители, – так, кажется, это называется. Со многими из ваших обличений и я соглашаюсь, но…</text:p>
      <text:p text:style-name="Обычный">– А потом мы догадались, что болтать, все только болтать о наших язвах не стоит труда, что это ведет только к пошлости и доктринерству; мы увидали, что и умники наши, так называемые передовые люди и обличители, никуда не годятся, что мы занимаемся вздором, толкуем о каком-то искусстве, бессознательном творчестве, о парламентаризме, об адвокатуре и черт знает о чем, когда дело идет о насущном хлебе, когда грубейшее суеверие нас душит, когда все наши акционерные общества лопаются единственно оттого, что оказывается недостаток в честных людях, когда самая свобода, о которой хлопочет правительство, едва ли пойдет нам впрок, потому что мужик наш рад самого себя обокрасть, чтобы только напиться дурману в кабаке.</text:p>
      <text:p text:style-name="Обычный">– Так, – перебил Павел Петрович, – так: * во всем этом убедились и решились сами ни за что серьезно не приниматься.</text:p>
      <text:p text:style-name="Обычный">– И решились ни за что не приниматься, – угрюмо повторил Базаров.</text:p>
      <text:p text:style-name="Обычный">Ему вдруг стало досадно на самого себя, зачем он так распространился перед этим барином.</text:p>
      <text:p text:style-name="Обычный">– А только ругаться?</text:p>
      <text:p text:style-name="Обычный">– И ругаться.</text:p>
      <text:p text:style-name="Обычный">– И это называется нигилизмом?</text:p>
      <text:p text:style-name="Обычный">– И это называется нигилизмом, – повторил опять Базаров, на этот раз с особенною дерзостью.</text:p>
      <text:p text:style-name="Обычный">Павел Петрович слегка прищурился.</text:p>
      <text:p text:style-name="Обычный">– Так вот как! – промолвил он странно спокойным голосом. – Нигилизм всему горю помочь должен, и *, * наши избавители и герои. Но за что же * других-то, хоть бы тех же обличителей, честите? Не так же ли * болтаете, как и все?</text:p>
      <text:p text:style-name="Обычный">– Чем другим, а этим грехом не грешны, – произнес сквозь зубы Базаров.</text:p>
      <text:p text:style-name="Обычный">– Так что ж? * действуете, что ли? Собираетесь действовать?</text:p>
      <text:p text:style-name="Обычный">Базаров ничего не отвечал. Павел Петрович так и дрогнул, но тотчас же овладел собою.</text:p>
      <text:p text:style-name="Обычный">– Гм!.. Действовать, ломать… – продолжал он. – Но как же это ломать, не зная даже почему?</text:p>
      <text:p text:style-name="Обычный">– Мы ломаем, потому что мы сила, – заметил Аркадий. Павел Петрович посмотрел на своего племянника и усмехнулся.</text:p>
      <text:p text:style-name="Обычный">– Да, сила – так и не дает отчета, – проговорил Аркадий и выпрямился.</text:p>
      <text:p text:style-name="Обычный">– Несчастный! – возопил Павел Петрович; он решительно не был в состоянии крепиться долее, – хоть бы ты подумал, что в России ты поддерживаешь твоею пошлою сентенцией! Нет, это может ангела из терпения вывести! Сила! И в диком калмыке и в монголе есть сила – да на что нам она? Нам дорога цивилизация, да-с, да-с, милостивый государь; нам дороги ее плоды. И не говорите мне, что эти плоды ничтожны: последний пачкун, <text:span text:style-name="Основной_20_шрифт_20_абзаца"><text:span text:style-name="T1">ип barbouilleur</text:span></text:span> , тапёр, которому дают пять копеек за вечер, и те полезнее вас, потому что они представители цивилизации, а не грубой монгольской силы! * воображаете себя передовыми людьми, а вам только в калмыцкой кибитке сидеть! Сила! Да вспомните, наконец, господа сильные, что вас всего четыре человека с половиною, а тех – миллионы, которые не позволят вам попирать ногами свои священнейшие верования, которые раздавят вас!</text:p>
      <text:p text:style-name="Обычный">– Коли раздавят, туда и дорога, – промолвил Базаров. – Только бабушка еще надвое сказала. Нас не так мало, как * полагаете.</text:p>
      <text:p text:style-name="Обычный">– Как? * не шутя думаете сладить, сладить с целым народом?</text:p>
      <text:p text:style-name="Обычный"><text:soft-page-break/>– От копеечной свечи, * знаете, Москва сгорела, – ответил Базаров.</text:p>
      <text:p text:style-name="Обычный">– Так, так. Сперва гордость почти сатанинская, потом глумление. Вот, вот чем увлекается молодежь, вот чему покоряются неопытные сердца мальчишек! Вот, поглядите, один из них рядом с вами сидит, ведь он чуть не молится на вас, полюбуйтесь. (Аркадий отворотился и нахмурился.) И эта зараза уже далеко распространилась. Мне сказывали, что в Риме наши художники в Ватикан ни ногой. Рафаэля считают чуть не дураком, потому что это, мол, авторитет; а сами бессильны и бесплодны до гадости; а у самих фантазия дальше «Девушки у фонтана» не хватает, хоть ты что! И написана-то девушка прескверно. По-вашему, они молодцы, не правда ли?</text:p>
      <text:p text:style-name="Обычный">– По-моему, – возразил Базаров, – Рафаэль гроша медного не стоит, да и они не лучше его.</text:p>
      <text:p text:style-name="Обычный">– Браво! браво! Слушай, Аркадий… вот как должны современные молодые люди выражаться! И как, подумаешь, им не идти за вами! Прежде молодым людям приходилось учиться; не хотелось им прослыть за невежд, так они поневоле трудились. А теперь им стоит сказать: все на свете вздор! – и дело в шляпе. Молодые люди обрадовались. И в самом деле, прежде они просто были болваны, а теперь они вдруг стали нигилисты.</text:p>
      <text:p text:style-name="Обычный">– Вот и изменило вам хваленое чувство собственного достоинства, – флегматически заметил Базаров, между тем как Аркадий весь вспыхнул и засверкал глазами. – Спор наш зашел слишком далеко… Кажется, лучше его прекратить. А я тогда буду готов согласиться с вами, – прибавил он вставая, – когда * представите мне хоть одно постановление в современном нашем быту, в семейном или общественном, которое бы не вызывало полного и беспощадного отрицания.</text:p>
      <text:p text:style-name="Обычный">– Я вам миллионы таких постановлений представлю, – воскликнул Павел Петрович, – миллионы! Да вот хоть община, например.</text:p>
      <text:p text:style-name="Обычный">Холодная усмешка скривила губы Базарова.</text:p>
      <text:p text:style-name="Обычный">– Ну, насчет общины, – промолвил он, – поговорите лучше с вашим братцем. Он теперь, кажется, изведал на деле, что такое община, круговая порука, трезвость и тому подобные штучки.</text:p>
      <text:p text:style-name="Обычный">– Семья, наконец, семья, так как она существует у наших крестьян! – закричал Павел Петрович.</text:p>
      <text:p text:style-name="Обычный">– И этот вопрос, я полагаю, лучше для вас же самих не разбирать в подробности. *, чай, слыхали о снохачах? Послушайте меня, Павел Петрович, дайте себе денька два сроку, сразу * едва ли что-нибудь найдете. Переберите все наши сословия да подумайте хорошенько над каждым, а мы пока с Аркадием будем…</text:p>
      <text:p text:style-name="Обычный">– Надо всем глумиться, – подхватил Павел Петрович.</text:p>
      <text:p text:style-name="Обычный">– Нет, лягушек резать. Пойдем, Аркадий; до свидания, господа!</text:p>
      <text:p text:style-name="Обычный">Оба приятеля вышли. Братья остались наедине и сперва только посматривали друг на друга.</text:p>
      <text:p text:style-name="Обычный">– Вот, – начал наконец Павел Петрович, – вот вам нынешняя молодежь! Вот они – наши наследники!</text:p>
      <text:p text:style-name="Обычный">– Наследники, – повторил с унылым вздохом Николай Петрович. Он в течение всего спора сидел как на угольях и только украдкой болезненно взглядывал на Аркадия. – Знаешь, что я вспомнил, брат? Однажды я с покойницей матушкой поссорился: она кричала, не хотела меня слушать… Я, наконец, сказал ей, что *, мол, меня понять не можете; мы, мол, принадлежим к двум различным поколениям. Она ужасно обиделась, а я подумал: что делать? Пилюля горька – а проглотить ее нужно. Вот теперь настала наша очередь, и наши наследники могут сказать нам: *, мол, не нашего поколения, глотайте пилюлю.</text:p>
      <text:p text:style-name="Обычный">– Ты уже чересчур благодушен и скромен, – возразил Павел Петрович, – я, напротив, уверен, что мы с тобой гораздо правее этих господчиков, хотя выражаемся, может быть, несколько устарелым языком, <text:span text:style-name="Основной_20_шрифт_20_абзаца"><text:span text:style-name="T1">vieilli</text:span></text:span> , и не имеем той дерзкой самонадеянности… И такая надутая эта нынешняя молодежь! Спросишь иного: «Какого вина * хотите, красного или белого?» – «Я имею привычку предпочитать красное!» – отвечает он басом и с таким <text:soft-page-break/>важным лицом, как будто вся вселенная глядит на него в это мгновенье…</text:p>
      <text:p text:style-name="Обычный">– Вам больше чаю не угодно? – промолвила Фенечка, просунув голову в дверь: она не решалась войти в гостиную, пока в ней раздавались голоса споривших.</text:p>
      <text:p text:style-name="Обычный">– Нет, ты можешь велеть самовар принять, – отвечал Николай Петрович и поднялся к ней навстречу. Павел Петрович отрывисто сказал ему: bon soir, и ушел к себе в кабинет.</text:p>
      <text:p text:style-name="Обычный"/>
      <text:h text:style-name="Heading_20_2" text:outline-level="2"/>
      <text:p text:style-name="Обычный"/>
      <text:h text:style-name="Heading_20_2" text:outline-level="2">XV</text:h>
      <text:p text:style-name="P2"/>
      <text:p text:style-name="Обычный">– Посмотрим, к какому разряду млекопитающих принадлежит сия особа, – говорил на следующий день Аркадию Базаров, поднимаясь вместе с ним по лестнице гостиницы, в которой остановилась Одинцова. – Чувствует мой нос, что тут что-то неладно.</text:p>
      <text:p text:style-name="Обычный">– Я тебе удивляюсь! – воскликнул Аркадий. – Как? Ты, ты, Базаров, придерживаешься той узкой морали, которую…</text:p>
      <text:p text:style-name="Обычный">– Экой ты чудак! – небрежно перебил Базаров. – Разве ты не знаешь, что на нашем наречии и для нашего брата «неладно» значит «ладно»? Пожива есть, значит. Не сам ли ты сегодня говорил, что она странно вышла замуж, хотя, по мнению моему, выйти за богатого старика – дело ничуть не странное, а, напротив, благоразумное. Я городским толкам не верю; но люблю думать, как говорит наш образованный губернатор, что они справедливы.</text:p>
      <text:p text:style-name="Обычный">Аркадий ничего не отвечал и постучался в дверь номера. Молодой слуга в ливрее ввел обоих приятелей в большую комнату, меблированную дурно, как все комнаты русских гостиниц, но уставленную цветами. Скоро появилась сама Одинцова в простом утреннем платье. Она казалась еще моложе при свете весеннего солнца. Аркадий представил ей Базарова и с тайным удивлением заметил, что он как будто сконфузился, между тем как Одинцова оставалась совершенно спокойною, по-вчерашнему. Базаров сам почувствовал, что сконфузился, и ему стало досадно. «Вот тебе раз! бабы испугался!» – подумал он и, развалясь в кресле не хуже Ситникова, заговорил преувеличенно развязно, а Одинцова не спускала с него своих ясных глаз.</text:p>
      <text:p text:style-name="Обычный">Анна Сергеевна Одинцова родилась от Сергея Николаевича Локтева, известного красавца, афериста и игрока, который, продержавшись и прошумев лет пятнадцать в Петербурге и в Москве, кончил тем, что проигрался в прах и принужден был поселиться в деревне, где, впрочем, скоро умер, оставив крошечное состояние двум своим дочерям, Анне – двадцати и Катерине – двенадцати лет. Мать их, из обедневшего рода князей Х……, скончалась в Петербурге, когда муж ее находился еще в полной силе. Положение Анны после смерти отца было очень тяжело. Блестящее воспитание, полученное ею в Петербурге, не подготовило ее к перенесению забот по хозяйству и по дому, – к глухому деревенскому житью. Она не знала никого решительно в целом околотке, и посоветоваться ей было не с кем. Отец ее старался избегать сношений с соседями; он их презирал, и они его презирали, каждый по-своему. Она, однако, не потеряла головы и немедленно выписала к себе сестру своей матери, княжну Авдотью Степановну Х……ю, злую и чванную старуху, которая, поселившись у племянницы в доме, забрала себе все лучшие комнаты, ворчала и брюзжала с утра до вечера и даже по саду гуляла не иначе как в сопровождении единственного своего крепостного человека, угрюмого лакея в изношенной гороховой ливрее с голубым позументом и в треуголке. Анна терпеливо выносила все причуды тетки, исподволь занималась воспитанием сестры и, казалось, уже примирилась с мыслию увянуть в глуши… Но судьба сулила ей другое. Ее случайно увидел некто Одинцов, очень богатый человек лет сорока шести, чудак, ипохондрик, пухлый, тяжелый и кислый, впрочем не глупый и не злой; влюбился в нее и предложил ей руку. Она согласилась быть его женой, – а он пожил с ней лет шесть и, умирая, упрочил за ней все свое состояние. Анна Сергеевна около года после его смерти не выезжала из деревни; потом отправилась вместе с сестрой за границу, но побывала только в Германии; соскучилась и вернулась на жительство в свое любезное <text:soft-page-break/>Никольское, отстоявшее верст сорок от города ***. Там у ней был великолепный, отлично убранный дом, прекрасный сад с оранжереями: покойный Одинцов ни в чем себе не отказывал. В город Анна Сергеевна являлась очень редко, большею частью по делам, и то ненадолго. Ее не любили в губернии, ужасно кричали по поводу ее брака с Одинцовым, рассказывали про нее всевозможные небылицы, уверяли, что она помогала отцу в его шулерских проделках, что и за границу она ездила недаром, а из необходимости скрыть несчастные последствия… «* понимаете чего?» – договаривали негодующие рассказчики. «Прошла через огонь и воду», – говорили о ней; а известный губернский остряк обыкновенно прибавлял: «И через медные трубы». Все эти толки доходили до нее, но она пропускала их мимо ушей: характер у нее был свободный и довольно решительный.</text:p>
      <text:p text:style-name="Обычный">Одинцова сидела, прислонясь к спинке кресел, и, положив руку на руку, слушала Базарова. Он говорил, против обыкновения, довольно много и явно старался занять свою собеседницу, что опять удивило Аркадия. Он не мог решить, достигал ли Базаров своей цели. По лицу Анны Сергеевны трудно было догадаться, какие она испытывала впечатления: оно сохраняло одно и то же выражение, приветливое, тонкое; ее прекрасные глаза светились вниманием, но вниманием безмятежным. Ломание Базарова в первые минуты посещения неприятно подействовало на нее, как дурной запах или резкий звук; но она тотчас же поняла, что он чувствовал смущение, и это ей даже польстило. Одно пошлое ее отталкивало, а в пошлости никто бы не упрекнул Базарова. Аркадию пришлось в тот день не переставать удивляться. Он ожидал, что Базаров заговорит с Одинцовой, как с женщиной умною, о своих убеждениях и воззрениях: она же сама изъявила желание послушать человека, «который имеет смелость ничему не верить», но вместо того Базаров толковал о медицине, о гомеопатии, о ботанике. Оказалось, что Одинцова не теряла времени в уединении: она прочла несколько хороших книг и выражалась правильным русским языком. Она навела речь на музыку, но, заметив, что Базаров не признает искусства, потихоньку возвратилась к ботанике, хотя Аркадий и пустился было толковать о значении народных мелодий. Одинцова продолжала обращаться с ним как с младшим братом: казалось, она ценила в нем доброту и простодушие молодости – и только. Часа три с лишком длилась беседа, неторопливая, разнообразная и живая.</text:p>
      <text:p text:style-name="Обычный">Приятели наконец поднялись и стали прощаться.</text:p>
      <text:p text:style-name="Обычный">Анна Сергеевна ласково поглядела на них, протянула обоим свою красивую белую руку и, подумав немного, с нерешительною, но хорошею улыбкой проговорила:</text:p>
      <text:p text:style-name="Обычный">– Если *, господа, не боитесь скуки, приезжайте ко мне в Никольское.</text:p>
      <text:p text:style-name="Обычный">– Помилуйте, Анна Сергеевна, – воскликнул Аркадий, – я за особенное счастье почту…</text:p>
      <text:p text:style-name="Обычный">– А *, мсьё Базаров?</text:p>
      <text:p text:style-name="Обычный">Базаров только поклонился – и Аркадию в последний раз пришлось удивиться: он заметил, что приятель его покраснел.</text:p>
      <text:p text:style-name="Обычный">– Ну? – говорил он ему на улице, – ты все того же мнения, что она – ой-ой-ой?</text:p>
      <text:p text:style-name="Обычный">– А кто ее знает! Вишь, как она себя заморозила! – возразил Базаров и, помолчав немного, прибавил: – Герцогиня, владетельная особа. Ей бы только шлейф сзади носить да корону на голове.</text:p>
      <text:p text:style-name="Обычный">– Наши герцогини так по-русски не говорят, – заметил Аркадий.</text:p>
      <text:p text:style-name="Обычный">– В переделе была, братец ты мой, нашего хлеба покушала.</text:p>
      <text:p text:style-name="Обычный">– А все-таки она прелесть, – промолвил Аркадий.</text:p>
      <text:p text:style-name="Обычный">– Этакое богатое тело! – продолжал Базаров. – Хоть сейчас в анатомический театр.</text:p>
      <text:p text:style-name="Обычный">– Перестань, ради бога, Евгений! это ни на что не похоже.</text:p>
      <text:p text:style-name="Обычный">– Ну, не сердись, неженка. Сказано – первый сорт. Надо будет поехать к ней.</text:p>
      <text:p text:style-name="Обычный">– Когда?</text:p>
      <text:p text:style-name="Обычный">– Да хоть послезавтра. Что нам здесь делать-то! Шампанское с Кукшиной пить? Родственника твоего, либерального сановника, слушать?.. Послезавтра же и махнем. Кстати – и моего отца усадьбишка оттуда недалеко. Ведь это Никольское по *** дороге?</text:p>
      <text:p text:style-name="Обычный">– Да.</text:p>
      <text:p text:style-name="Обычный"><text:soft-page-break/>– Optime. Нечего мешкать; мешкают одни дураки – да умники. Я тебе говорю: богатое тело!</text:p>
      <text:p text:style-name="Обычный">Три дня спустя оба приятеля катили по дороге в Никольское. День стоял светлый и не слишком жаркий, и ямские сытые лошадки дружно бежали, слегка помахивая своими закрученными и заплетенными хвостами. Аркадий глядел на дорогу и улыбался, сам не зная чему.</text:p>
      <text:p text:style-name="Обычный">– Поздравь меня, – воскликнул вдруг Базаров, – сегодня 22 июня, день моего ангела. Посмотрим, как-то он обо мне печется. Сегодня меня дома ждут, – прибавил он, понизив голос… – Ну, подождут, что за важность!</text:p>
      <text:p text:style-name="Обычный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chapter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Обычный" style:next-style-name="Обычный" style:default-outline-level="2" style:class="chapter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Обычный" style:next-style-name="Обычный" style:default-outline-level="3" style:class="chapter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Обычный" style:next-style-name="Обычный" style:default-outline-level="4" style:class="chapter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fo:font-size="13pt" fo:font-weight="bold" style:font-size-asian="13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Обычный" style:next-style-name="Обычный" style:default-outline-level="5" style:class="chapter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Обычный" style:next-style-name="Обычный" style:default-outline-level="6" style:class="chapter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text-align="justify" style:justify-single-word="false" fo:orphans="0" fo:widows="0" fo:hyphenation-ladder-count="no-limit" fo:hyphenation-keep="auto" loext:hyphenation-keep-type="column" loext:hyphenation-keep-line="false" fo:text-indent="1cm" style:auto-text-indent="false" style:text-autospace="none"/>
      <style:text-properties style:font-name="Times New Roman" fo:font-family="'Times New Roman'" style:font-family-generic="roman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pigraph" style:family="paragraph">
      <style:paragraph-properties fo:margin-left="5.292cm" fo:text-align="justify" style:justify-single-word="false" fo:orphans="0" fo:widows="0" fo:hyphenation-ladder-count="no-limit" fo:hyphenation-keep="auto" loext:hyphenation-keep-type="column" loext:hyphenation-keep-line="false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1pt" fo:font-style="italic" style:font-size-asian="11pt" style:font-style-asian="italic" style:font-size-complex="11pt" style:font-style-complex="italic" fo:hyphenate="false" loext:hyphenation-no-caps="false" loext:hyphenation-no-last-word="false" loext:hyphenation-word-char-count="no-limit" loext:hyphenation-zone="no-limit"/>
    </style:style>
    <style:style style:name="Epigraph_20_Author" style:display-name="Epigraph Author" style:family="paragraph" style:next-style-name="Обычный">
      <style:paragraph-properties fo:margin-left="5.292cm" fo:text-align="justify" style:justify-single-word="false" fo:orphans="0" fo:widows="0" fo:hyphenation-ladder-count="no-limit" fo:hyphenation-keep="auto" loext:hyphenation-keep-type="column" loext:hyphenation-keep-line="false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Annotation" style:family="paragraph" style:next-style-name="Обычный">
      <style:paragraph-properties fo:text-align="justify" style:justify-single-word="false" fo:orphans="0" fo:widows="0" fo:hyphenation-ladder-count="no-limit" fo:hyphenation-keep="auto" loext:hyphenation-keep-type="column" loext:hyphenation-keep-line="false" fo:text-indent="1cm" style:auto-text-indent="false" style:text-autospace="non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Cite" style:family="paragraph" style:next-style-name="Обычный">
      <style:paragraph-properties fo:margin-left="2cm" fo:margin-right="1.058cm" fo:text-align="justify" style:justify-single-word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ite_20_Author" style:display-name="Cite Author" style:family="paragraph" style:next-style-name="Обычный">
      <style:paragraph-properties fo:margin-left="3cm" fo:margin-right="1.058cm" fo:text-align="justify" style:justify-single-word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Poem_20_Title" style:display-name="Poem Title" style:family="paragraph" style:next-style-name="Обычный">
      <style:paragraph-properties fo:margin-left="3.528cm" fo:margin-right="1.058cm" fo:margin-top="0.021cm" fo:margin-bottom="0cm" style:contextual-spacing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Stanza" style:family="paragraph" style:next-style-name="Обычный">
      <style:paragraph-properties fo:margin-left="3.528cm" fo:margin-right="1.058cm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FootNote" style:family="paragraph" style:next-style-name="Обычный">
      <style:paragraph-properties fo:text-align="justify" style:justify-single-word="false" fo:orphans="0" fo:widows="0" fo:hyphenation-ladder-count="no-limit" fo:hyphenation-keep="auto" loext:hyphenation-keep-type="column" loext:hyphenation-keep-line="false" fo:text-indent="0.353cm" style:auto-text-indent="false" style:text-autospace="none"/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FootNote_20_Epigraph" style:display-name="FootNote Epigraph" style:family="paragraph">
      <style:paragraph-properties fo:margin-left="2.646cm" fo:text-align="justify" style:justify-single-word="false" fo:orphans="0" fo:widows="0" fo:hyphenation-ladder-count="no-limit" fo:hyphenation-keep="auto" loext:hyphenation-keep-type="column" loext:hyphenation-keep-line="false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FootNote_20_Stanza" style:display-name="FootNote Stanza" style:family="paragraph" style:next-style-name="Обычный">
      <style:paragraph-properties fo:margin-left="0.882cm" fo:margin-right="1.058cm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FootNote_20_Cite" style:display-name="FootNote Cite" style:family="paragraph" style:next-style-name="Обычный">
      <style:paragraph-properties fo:margin-left="0.529cm" fo:margin-right="1.058cm" fo:text-align="justify" style:justify-single-word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FootNote_20_Cite_20_Author" style:display-name="FootNote Cite Author" style:family="paragraph" style:next-style-name="Обычный">
      <style:paragraph-properties fo:margin-left="0.617cm" fo:margin-right="1.058cm" fo:text-align="justify" style:justify-single-word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FootNote_20_Poem_20_Title" style:display-name="FootNote Poem Title" style:family="paragraph" style:next-style-name="Обычный">
      <style:paragraph-properties fo:margin-left="3.528cm" fo:margin-right="1.058cm" fo:margin-top="0.021cm" fo:margin-bottom="0cm" style:contextual-spacing="false" fo:orphans="0" fo:widows="0" fo:hyphenation-ladder-count="no-limit" fo:hyphenation-keep="auto" loext:hyphenation-keep-type="column" loext:hyphenation-keep-line="false" style:text-autospace="none">
        <style:tab-stops/>
      </style:paragraph-properties>
      <style:text-properties style:font-name="Times New Roman" fo:font-family="'Times New Roman'" style:font-family-generic="roman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>Отцы и дети</dc:title>
    <meta:initial-creator>Иван Сергеевич Тургенев</meta:initial-creator>
    <meta:creation-date>2024-10-02T13:28:00Z</meta:creation-date>
    <dc:date>2026-04-02T15:26:09.824935000</dc:date>
    <meta:editing-cycles>3</meta:editing-cycles>
    <meta:editing-duration>PT2M36S</meta:editing-duration>
    <meta:document-statistic meta:table-count="0" meta:image-count="0" meta:object-count="0" meta:page-count="9" meta:paragraph-count="152" meta:word-count="4337" meta:character-count="28287" meta:non-whitespace-character-count="23811"/>
    <meta:template xlink:type="simple" xlink:actuate="onRequest" xlink:title="" xlink:href="../../Downloads/10_23748.odt/Normal.dotm"/>
  </office:meta>
</office:document-meta>
</file>